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rro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  <table:table-cell office:value-type="string" calcext:value-type="string">
            <text:p>raiz(N/G)/W</text:p>
          </table:table-cell>
          <table:table-cell office:value-type="string" calcext:value-type="string">
            <text:p>erro da coisa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C$10]*[.G2]+[.$C$11]" office:value-type="float" office:value="320.411287635868" calcext:value-type="float">
            <text:p>320.4112876359</text:p>
          </table:table-cell>
          <table:table-cell table:formula="of:=SQRT(([.H2]*[.$D$10])^2+([.$D$11])^2)" office:value-type="float" office:value="0.423442226335844" calcext:value-type="float">
            <text:p>0.4234422263</text:p>
          </table:table-cell>
          <table:table-cell table:formula="of:=[.H2]/511+1" office:value-type="float" office:value="1.62702796014847" calcext:value-type="float">
            <text:p>1.6270279601</text:p>
          </table:table-cell>
          <table:table-cell table:formula="of:=[.I2]/511" office:value-type="float" office:value="0.000828654063279539" calcext:value-type="float">
            <text:p>0.0008286541</text:p>
          </table:table-cell>
          <table:table-cell table:formula="of:=SQRT([.J2]^2-1)" office:value-type="float" office:value="1.28344068156845" calcext:value-type="float">
            <text:p>1.2834406816</text:p>
          </table:table-cell>
          <table:table-cell table:formula="of:=[.J2]/SQRT([.J2]*[.J2]-1)*[.K2]" office:value-type="float" office:value="0.0010504913468995" calcext:value-type="float">
            <text:p>0.0010504913</text:p>
          </table:table-cell>
          <table:table-cell office:value-type="float" office:value="15.6439" calcext:value-type="float">
            <text:p>15.6439</text:p>
          </table:table-cell>
          <table:table-cell office:value-type="float" office:value="295" calcext:value-type="float">
            <text:p>295</text:p>
          </table:table-cell>
          <table:table-cell table:formula="of:=SQRT([.O2])" office:value-type="float" office:value="17.1755640373177" calcext:value-type="float">
            <text:p>17.1755640373</text:p>
          </table:table-cell>
          <table:table-cell table:formula="of:=SQRT([.O2]/[.N2])/[.J2]" office:value-type="float" office:value="2.66896867210526" calcext:value-type="float">
            <text:p>2.6689686721</text:p>
          </table:table-cell>
          <table:table-cell table:formula="of:=SQRT(([.Q2]/[.J2]*[.K2])^2+([.Q2]/2/[.O2]*[.P2])^2)" office:value-type="float" office:value="0.0777085718221368" calcext:value-type="float">
            <text:p>0.07770857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.B3]*[.B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C$10]*[.G3]+[.$C$11]" office:value-type="float" office:value="331.832893139647" calcext:value-type="float">
            <text:p>331.8328931396</text:p>
          </table:table-cell>
          <table:table-cell table:formula="of:=SQRT(([.H3]*[.$D$10])^2+([.$D$11])^2)" office:value-type="float" office:value="0.438033901238019" calcext:value-type="float">
            <text:p>0.4380339012</text:p>
          </table:table-cell>
          <table:table-cell table:formula="of:=[.H3]/511+1" office:value-type="float" office:value="1.64937943862945" calcext:value-type="float">
            <text:p>1.6493794386</text:p>
          </table:table-cell>
          <table:table-cell table:formula="of:=[.I3]/511" office:value-type="float" office:value="0.000857209200074401" calcext:value-type="float">
            <text:p>0.0008572092</text:p>
          </table:table-cell>
          <table:table-cell table:formula="of:=SQRT([.J3]^2-1)" office:value-type="float" office:value="1.31166021994021" calcext:value-type="float">
            <text:p>1.3116602199</text:p>
          </table:table-cell>
          <table:table-cell table:formula="of:=[.J3]/SQRT([.J3]*[.J3]-1)*[.K3]" office:value-type="float" office:value="0.00107791881442525" calcext:value-type="float">
            <text:p>0.0010779188</text:p>
          </table:table-cell>
          <table:table-cell office:value-type="float" office:value="15.4254" calcext:value-type="float">
            <text:p>15.4254</text:p>
          </table:table-cell>
          <table:table-cell office:value-type="float" office:value="277" calcext:value-type="float">
            <text:p>277</text:p>
          </table:table-cell>
          <table:table-cell table:formula="of:=SQRT([.O3])" office:value-type="float" office:value="16.6433169770932" calcext:value-type="float">
            <text:p>16.6433169771</text:p>
          </table:table-cell>
          <table:table-cell table:formula="of:=SQRT([.O3]/[.N3])/[.J3]" office:value-type="float" office:value="2.56921879795604" calcext:value-type="float">
            <text:p>2.569218798</text:p>
          </table:table-cell>
          <table:table-cell table:formula="of:=SQRT(([.Q3]/[.J3]*[.K3])^2+([.Q3]/2/[.O3]*[.P3])^2)" office:value-type="float" office:value="0.0771962471728872" calcext:value-type="float">
            <text:p>0.0771962472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.B4]*[.B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C$10]*[.G4]+[.$C$11]" office:value-type="float" office:value="343.254498643426" calcext:value-type="float">
            <text:p>343.2544986434</text:p>
          </table:table-cell>
          <table:table-cell table:formula="of:=SQRT(([.H4]*[.$D$10])^2+([.$D$11])^2)" office:value-type="float" office:value="0.452641496257369" calcext:value-type="float">
            <text:p>0.4526414963</text:p>
          </table:table-cell>
          <table:table-cell table:formula="of:=[.H4]/511+1" office:value-type="float" office:value="1.67173091711042" calcext:value-type="float">
            <text:p>1.6717309171</text:p>
          </table:table-cell>
          <table:table-cell table:formula="of:=[.I4]/511" office:value-type="float" office:value="0.000885795491697394" calcext:value-type="float">
            <text:p>0.0008857955</text:p>
          </table:table-cell>
          <table:table-cell table:formula="of:=SQRT([.J4]^2-1)" office:value-type="float" office:value="1.33965826210376" calcext:value-type="float">
            <text:p>1.3396582621</text:p>
          </table:table-cell>
          <table:table-cell table:formula="of:=[.J4]/SQRT([.J4]*[.J4]-1)*[.K4]" office:value-type="float" office:value="0.00110536526485653" calcext:value-type="float">
            <text:p>0.0011053653</text:p>
          </table:table-cell>
          <table:table-cell office:value-type="float" office:value="15.2003" calcext:value-type="float">
            <text:p>15.2003</text:p>
          </table:table-cell>
          <table:table-cell office:value-type="float" office:value="262" calcext:value-type="float">
            <text:p>262</text:p>
          </table:table-cell>
          <table:table-cell table:formula="of:=SQRT([.O4])" office:value-type="float" office:value="16.1864140562386" calcext:value-type="float">
            <text:p>16.1864140562</text:p>
          </table:table-cell>
          <table:table-cell table:formula="of:=SQRT([.O4]/[.N4])/[.J4]" office:value-type="float" office:value="2.48346584490012" calcext:value-type="float">
            <text:p>2.4834658449</text:p>
          </table:table-cell>
          <table:table-cell table:formula="of:=SQRT(([.Q4]/[.J4]*[.K4])^2+([.Q4]/2/[.O4]*[.P4])^2)" office:value-type="float" office:value="0.0767258013923963" calcext:value-type="float">
            <text:p>0.0767258014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.B5]*[.B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C$10]*[.G5]+[.$C$11]" office:value-type="float" office:value="354.676104147206" calcext:value-type="float">
            <text:p>354.6761041472</text:p>
          </table:table-cell>
          <table:table-cell table:formula="of:=SQRT(([.H5]*[.$D$10])^2+([.$D$11])^2)" office:value-type="float" office:value="0.467263518311871" calcext:value-type="float">
            <text:p>0.4672635183</text:p>
          </table:table-cell>
          <table:table-cell table:formula="of:=[.H5]/511+1" office:value-type="float" office:value="1.6940823955914" calcext:value-type="float">
            <text:p>1.6940823956</text:p>
          </table:table-cell>
          <table:table-cell table:formula="of:=[.I5]/511" office:value-type="float" office:value="0.000914410016265893" calcext:value-type="float">
            <text:p>0.00091441</text:p>
          </table:table-cell>
          <table:table-cell table:formula="of:=SQRT([.J5]^2-1)" office:value-type="float" office:value="1.36744841330585" calcext:value-type="float">
            <text:p>1.3674484133</text:p>
          </table:table-cell>
          <table:table-cell table:formula="of:=[.J5]/SQRT([.J5]*[.J5]-1)*[.K5]" office:value-type="float" office:value="0.00113282950627989" calcext:value-type="float">
            <text:p>0.0011328295</text:p>
          </table:table-cell>
          <table:table-cell office:value-type="float" office:value="14.9679" calcext:value-type="float">
            <text:p>14.9679</text:p>
          </table:table-cell>
          <table:table-cell office:value-type="float" office:value="238" calcext:value-type="float">
            <text:p>238</text:p>
          </table:table-cell>
          <table:table-cell table:formula="of:=SQRT([.O5])" office:value-type="float" office:value="15.4272486205415" calcext:value-type="float">
            <text:p>15.4272486205</text:p>
          </table:table-cell>
          <table:table-cell table:formula="of:=SQRT([.O5]/[.N5])/[.J5]" office:value-type="float" office:value="2.35382143061775" calcext:value-type="float">
            <text:p>2.3538214306</text:p>
          </table:table-cell>
          <table:table-cell table:formula="of:=SQRT(([.Q5]/[.J5]*[.K5])^2+([.Q5]/2/[.O5]*[.P5])^2)" office:value-type="float" office:value="0.0762983697988945" calcext:value-type="float">
            <text:p>0.0762983698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.B6]*[.B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C$10]*[.G6]+[.$C$11]" office:value-type="float" office:value="366.097709650985" calcext:value-type="float">
            <text:p>366.097709651</text:p>
          </table:table-cell>
          <table:table-cell table:formula="of:=SQRT(([.H6]*[.$D$10])^2+([.$D$11])^2)" office:value-type="float" office:value="0.481898654145285" calcext:value-type="float">
            <text:p>0.4818986541</text:p>
          </table:table-cell>
          <table:table-cell table:formula="of:=[.H6]/511+1" office:value-type="float" office:value="1.71643387407238" calcext:value-type="float">
            <text:p>1.7164338741</text:p>
          </table:table-cell>
          <table:table-cell table:formula="of:=[.I6]/511" office:value-type="float" office:value="0.000943050203806819" calcext:value-type="float">
            <text:p>0.0009430502</text:p>
          </table:table-cell>
          <table:table-cell table:formula="of:=SQRT([.J6]^2-1)" office:value-type="float" office:value="1.39504309756477" calcext:value-type="float">
            <text:p>1.3950430976</text:p>
          </table:table-cell>
          <table:table-cell table:formula="of:=[.J6]/SQRT([.J6]*[.J6]-1)*[.K6]" office:value-type="float" office:value="0.00116031061519928" calcext:value-type="float">
            <text:p>0.0011603106</text:p>
          </table:table-cell>
          <table:table-cell office:value-type="float" office:value="14.7279" calcext:value-type="float">
            <text:p>14.7279</text:p>
          </table:table-cell>
          <table:table-cell office:value-type="float" office:value="287" calcext:value-type="float">
            <text:p>287</text:p>
          </table:table-cell>
          <table:table-cell table:formula="of:=SQRT([.O6])" office:value-type="float" office:value="16.9410743460974" calcext:value-type="float">
            <text:p>16.9410743461</text:p>
          </table:table-cell>
          <table:table-cell table:formula="of:=SQRT([.O6]/[.N6])/[.J6]" office:value-type="float" office:value="2.57183710745899" calcext:value-type="float">
            <text:p>2.5718371075</text:p>
          </table:table-cell>
          <table:table-cell table:formula="of:=SQRT(([.Q6]/[.J6]*[.K6])^2+([.Q6]/2/[.O6]*[.P6])^2)" office:value-type="float" office:value="0.0759185233066595" calcext:value-type="float">
            <text:p>0.0759185233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.B7]*[.B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C$10]*[.G7]+[.$C$11]" office:value-type="float" office:value="377.519315154765" calcext:value-type="float">
            <text:p>377.5193151548</text:p>
          </table:table-cell>
          <table:table-cell table:formula="of:=SQRT(([.H7]*[.$D$10])^2+([.$D$11])^2)" office:value-type="float" office:value="0.496545744216636" calcext:value-type="float">
            <text:p>0.4965457442</text:p>
          </table:table-cell>
          <table:table-cell table:formula="of:=[.H7]/511+1" office:value-type="float" office:value="1.73878535255336" calcext:value-type="float">
            <text:p>1.7387853526</text:p>
          </table:table-cell>
          <table:table-cell table:formula="of:=[.I7]/511" office:value-type="float" office:value="0.000971713785159758" calcext:value-type="float">
            <text:p>0.0009717138</text:p>
          </table:table-cell>
          <table:table-cell table:formula="of:=SQRT([.J7]^2-1)" office:value-type="float" office:value="1.42245369072392" calcext:value-type="float">
            <text:p>1.4224536907</text:p>
          </table:table-cell>
          <table:table-cell table:formula="of:=[.J7]/SQRT([.J7]*[.J7]-1)*[.K7]" office:value-type="float" office:value="0.00118780787559424" calcext:value-type="float">
            <text:p>0.0011878079</text:p>
          </table:table-cell>
          <table:table-cell office:value-type="float" office:value="14.4796" calcext:value-type="float">
            <text:p>14.4796</text:p>
          </table:table-cell>
          <table:table-cell office:value-type="float" office:value="259" calcext:value-type="float">
            <text:p>259</text:p>
          </table:table-cell>
          <table:table-cell table:formula="of:=SQRT([.O7])" office:value-type="float" office:value="16.0934769394311" calcext:value-type="float">
            <text:p>16.0934769394</text:p>
          </table:table-cell>
          <table:table-cell table:formula="of:=SQRT([.O7]/[.N7])/[.J7]" office:value-type="float" office:value="2.43234753184436" calcext:value-type="float">
            <text:p>2.4323475318</text:p>
          </table:table-cell>
          <table:table-cell table:formula="of:=SQRT(([.Q7]/[.J7]*[.K7])^2+([.Q7]/2/[.O7]*[.P7])^2)" office:value-type="float" office:value="0.0755815851676018" calcext:value-type="float">
            <text:p>0.075581585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.B8]*[.B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C$10]*[.G8]+[.$C$11]" office:value-type="float" office:value="388.940920658544" calcext:value-type="float">
            <text:p>388.9409206585</text:p>
          </table:table-cell>
          <table:table-cell table:formula="of:=SQRT(([.H8]*[.$D$10])^2+([.$D$11])^2)" office:value-type="float" office:value="0.511203760982877" calcext:value-type="float">
            <text:p>0.511203761</text:p>
          </table:table-cell>
          <table:table-cell table:formula="of:=[.H8]/511+1" office:value-type="float" office:value="1.76113683103433" calcext:value-type="float">
            <text:p>1.761136831</text:p>
          </table:table-cell>
          <table:table-cell table:formula="of:=[.I8]/511" office:value-type="float" office:value="0.00100039874947725" calcext:value-type="float">
            <text:p>0.0010003987</text:p>
          </table:table-cell>
          <table:table-cell table:formula="of:=SQRT([.J8]^2-1)" office:value-type="float" office:value="1.4496906351445" calcext:value-type="float">
            <text:p>1.4496906351</text:p>
          </table:table-cell>
          <table:table-cell table:formula="of:=[.J8]/SQRT([.J8]*[.J8]-1)*[.K8]" office:value-type="float" office:value="0.00121532073168802" calcext:value-type="float">
            <text:p>0.0012153207</text:p>
          </table:table-cell>
          <table:table-cell office:value-type="float" office:value="14.2225" calcext:value-type="float">
            <text:p>14.2225</text:p>
          </table:table-cell>
          <table:table-cell office:value-type="float" office:value="258" calcext:value-type="float">
            <text:p>258</text:p>
          </table:table-cell>
          <table:table-cell table:formula="of:=SQRT([.O8])" office:value-type="float" office:value="16.062378404209" calcext:value-type="float">
            <text:p>16.0623784042</text:p>
          </table:table-cell>
          <table:table-cell table:formula="of:=SQRT([.O8]/[.N8])/[.J8]" office:value-type="float" office:value="2.41840360802122" calcext:value-type="float">
            <text:p>2.418403608</text:p>
          </table:table-cell>
          <table:table-cell table:formula="of:=SQRT(([.Q8]/[.J8]*[.K8])^2+([.Q8]/2/[.O8]*[.P8])^2)" office:value-type="float" office:value="0.0752941492756114" calcext:value-type="float">
            <text:p>0.0752941493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[.$C$10]*[.G9]+[.$C$11]" office:value-type="float" office:value="400.362526162323" calcext:value-type="float">
            <text:p>400.3625261623</text:p>
          </table:table-cell>
          <table:table-cell table:formula="of:=SQRT(([.H9]*[.$D$10])^2+([.$D$11])^2)" office:value-type="float" office:value="0.525871790741043" calcext:value-type="float">
            <text:p>0.5258717907</text:p>
          </table:table-cell>
          <table:table-cell table:formula="of:=[.H9]/511+1" office:value-type="float" office:value="1.78348830951531" calcext:value-type="float">
            <text:p>1.7834883095</text:p>
          </table:table-cell>
          <table:table-cell table:formula="of:=[.I9]/511" office:value-type="float" office:value="0.00102910330869089" calcext:value-type="float">
            <text:p>0.0010291033</text:p>
          </table:table-cell>
          <table:table-cell table:formula="of:=SQRT([.J9]^2-1)" office:value-type="float" office:value="1.47676353901963" calcext:value-type="float">
            <text:p>1.476763539</text:p>
          </table:table-cell>
          <table:table-cell table:formula="of:=[.J9]/SQRT([.J9]*[.J9]-1)*[.K9]" office:value-type="float" office:value="0.0012428487512308" calcext:value-type="float">
            <text:p>0.0012428488</text:p>
          </table:table-cell>
          <table:table-cell office:value-type="float" office:value="13.9562" calcext:value-type="float">
            <text:p>13.9562</text:p>
          </table:table-cell>
          <table:table-cell office:value-type="float" office:value="260" calcext:value-type="float">
            <text:p>260</text:p>
          </table:table-cell>
          <table:table-cell table:formula="of:=SQRT([.O9])" office:value-type="float" office:value="16.1245154965971" calcext:value-type="float">
            <text:p>16.1245154966</text:p>
          </table:table-cell>
          <table:table-cell table:formula="of:=SQRT([.O9]/[.N9])/[.J9]" office:value-type="float" office:value="2.4200972311533" calcext:value-type="float">
            <text:p>2.4200972312</text:p>
          </table:table-cell>
          <table:table-cell table:formula="of:=SQRT(([.Q9]/[.J9]*[.K9])^2+([.Q9]/2/[.O9]*[.P9])^2)" office:value-type="float" office:value="0.0750570209370136" calcext:value-type="float">
            <text:p>0.0750570209</text:p>
          </table:table-cell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office:value-type="float" office:value="5.71080275188968" calcext:value-type="float">
            <text:p>5.7108027519</text:p>
          </table:table-cell>
          <table:table-cell office:value-type="float" office:value="0.00129898911457581" calcext:value-type="float">
            <text:p>0.001298989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C$10]*[.G10]+[.$C$11]" office:value-type="float" office:value="411.784131666103" calcext:value-type="float">
            <text:p>411.7841316661</text:p>
          </table:table-cell>
          <table:table-cell table:formula="of:=SQRT(([.H10]*[.$D$10])^2+([.$D$11])^2)" office:value-type="float" office:value="0.540549018371242" calcext:value-type="float">
            <text:p>0.5405490184</text:p>
          </table:table-cell>
          <table:table-cell table:formula="of:=[.H10]/511+1" office:value-type="float" office:value="1.80583978799629" calcext:value-type="float">
            <text:p>1.805839788</text:p>
          </table:table-cell>
          <table:table-cell table:formula="of:=[.I10]/511" office:value-type="float" office:value="0.00105782586765409" calcext:value-type="float">
            <text:p>0.0010578259</text:p>
          </table:table-cell>
          <table:table-cell table:formula="of:=SQRT([.J10]^2-1)" office:value-type="float" office:value="1.50368126273838" calcext:value-type="float">
            <text:p>1.5036812627</text:p>
          </table:table-cell>
          <table:table-cell table:formula="of:=[.J10]/SQRT([.J10]*[.J10]-1)*[.K10]" office:value-type="float" office:value="0.00127039159688846" calcext:value-type="float">
            <text:p>0.0012703916</text:p>
          </table:table-cell>
          <table:table-cell office:value-type="float" office:value="13.6802" calcext:value-type="float">
            <text:p>13.6802</text:p>
          </table:table-cell>
          <table:table-cell office:value-type="float" office:value="217" calcext:value-type="float">
            <text:p>217</text:p>
          </table:table-cell>
          <table:table-cell table:formula="of:=SQRT([.O10])" office:value-type="float" office:value="14.7309198626562" calcext:value-type="float">
            <text:p>14.7309198627</text:p>
          </table:table-cell>
          <table:table-cell table:formula="of:=SQRT([.O10]/[.N10])/[.J10]" office:value-type="float" office:value="2.20548661293761" calcext:value-type="float">
            <text:p>2.2054866129</text:p>
          </table:table-cell>
          <table:table-cell table:formula="of:=SQRT(([.Q10]/[.J10]*[.K10])^2+([.Q10]/2/[.O10]*[.P10])^2)" office:value-type="float" office:value="0.0748702407973532" calcext:value-type="float">
            <text:p>0.0748702408</text:p>
          </table:table-cell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office:value-type="float" office:value="12.027939033825" calcext:value-type="float">
            <text:p>12.0279390338</text:p>
          </table:table-cell>
          <table:table-cell office:value-type="float" office:value="0.0779224612215335" calcext:value-type="float">
            <text:p>0.077922461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C$10]*[.G11]+[.$C$11]" office:value-type="float" office:value="423.205737169882" calcext:value-type="float">
            <text:p>423.2057371699</text:p>
          </table:table-cell>
          <table:table-cell table:formula="of:=SQRT(([.H11]*[.$D$10])^2+([.$D$11])^2)" office:value-type="float" office:value="0.555234714456692" calcext:value-type="float">
            <text:p>0.5552347145</text:p>
          </table:table-cell>
          <table:table-cell table:formula="of:=[.H11]/511+1" office:value-type="float" office:value="1.82819126647726" calcext:value-type="float">
            <text:p>1.8281912665</text:p>
          </table:table-cell>
          <table:table-cell table:formula="of:=[.I11]/511" office:value-type="float" office:value="0.00108656499893678" calcext:value-type="float">
            <text:p>0.001086565</text:p>
          </table:table-cell>
          <table:table-cell table:formula="of:=SQRT([.J11]^2-1)" office:value-type="float" office:value="1.53045199428918" calcext:value-type="float">
            <text:p>1.5304519943</text:p>
          </table:table-cell>
          <table:table-cell table:formula="of:=[.J11]/SQRT([.J11]*[.J11]-1)*[.K11]" office:value-type="float" office:value="0.00129794900390763" calcext:value-type="float">
            <text:p>0.001297949</text:p>
          </table:table-cell>
          <table:table-cell office:value-type="float" office:value="13.3939" calcext:value-type="float">
            <text:p>13.3939</text:p>
          </table:table-cell>
          <table:table-cell office:value-type="float" office:value="241" calcext:value-type="float">
            <text:p>241</text:p>
          </table:table-cell>
          <table:table-cell table:formula="of:=SQRT([.O11])" office:value-type="float" office:value="15.52417469626" calcext:value-type="float">
            <text:p>15.5241746963</text:p>
          </table:table-cell>
          <table:table-cell table:formula="of:=SQRT([.O11]/[.N11])/[.J11]" office:value-type="float" office:value="2.32024243466592" calcext:value-type="float">
            <text:p>2.3202424347</text:p>
          </table:table-cell>
          <table:table-cell table:formula="of:=SQRT(([.Q11]/[.J11]*[.K11])^2+([.Q11]/2/[.O11]*[.P11])^2)" office:value-type="float" office:value="0.07474269947556" calcext:value-type="float">
            <text:p>0.0747426995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[.$C$10]*[.G12]+[.$C$11]" office:value-type="float" office:value="434.627342673661" calcext:value-type="float">
            <text:p>434.6273426737</text:p>
          </table:table-cell>
          <table:table-cell table:formula="of:=SQRT(([.H12]*[.$D$10])^2+([.$D$11])^2)" office:value-type="float" office:value="0.569928224361861" calcext:value-type="float">
            <text:p>0.5699282244</text:p>
          </table:table-cell>
          <table:table-cell table:formula="of:=[.H12]/511+1" office:value-type="float" office:value="1.85054274495824" calcext:value-type="float">
            <text:p>1.850542745</text:p>
          </table:table-cell>
          <table:table-cell table:formula="of:=[.I12]/511" office:value-type="float" office:value="0.00111531942145178" calcext:value-type="float">
            <text:p>0.0011153194</text:p>
          </table:table-cell>
          <table:table-cell table:formula="of:=SQRT([.J12]^2-1)" office:value-type="float" office:value="1.55708331534237" calcext:value-type="float">
            <text:p>1.5570833153</text:p>
          </table:table-cell>
          <table:table-cell table:formula="of:=[.J12]/SQRT([.J12]*[.J12]-1)*[.K12]" office:value-type="float" office:value="0.00132552076266054" calcext:value-type="float">
            <text:p>0.0013255208</text:p>
          </table:table-cell>
          <table:table-cell office:value-type="float" office:value="13.097" calcext:value-type="float">
            <text:p>13.097</text:p>
          </table:table-cell>
          <table:table-cell office:value-type="float" office:value="218" calcext:value-type="float">
            <text:p>218</text:p>
          </table:table-cell>
          <table:table-cell table:formula="of:=SQRT([.O12])" office:value-type="float" office:value="14.7648230602334" calcext:value-type="float">
            <text:p>14.7648230602</text:p>
          </table:table-cell>
          <table:table-cell table:formula="of:=SQRT([.O12]/[.N12])/[.J12]" office:value-type="float" office:value="2.20466806798037" calcext:value-type="float">
            <text:p>2.204668068</text:p>
          </table:table-cell>
          <table:table-cell table:formula="of:=SQRT(([.Q12]/[.J12]*[.K12])^2+([.Q12]/2/[.O12]*[.P12])^2)" office:value-type="float" office:value="0.0746713047547087" calcext:value-type="float">
            <text:p>0.0746713048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[.$C$10]*[.G13]+[.$C$11]" office:value-type="float" office:value="446.048948177441" calcext:value-type="float">
            <text:p>446.0489481774</text:p>
          </table:table-cell>
          <table:table-cell table:formula="of:=SQRT(([.H13]*[.$D$10])^2+([.$D$11])^2)" office:value-type="float" office:value="0.584628958931639" calcext:value-type="float">
            <text:p>0.5846289589</text:p>
          </table:table-cell>
          <table:table-cell table:formula="of:=[.H13]/511+1" office:value-type="float" office:value="1.87289422343922" calcext:value-type="float">
            <text:p>1.8728942234</text:p>
          </table:table-cell>
          <table:table-cell table:formula="of:=[.I13]/511" office:value-type="float" office:value="0.0011440879822537" calcext:value-type="float">
            <text:p>0.001144088</text:p>
          </table:table-cell>
          <table:table-cell table:formula="of:=SQRT([.J13]^2-1)" office:value-type="float" office:value="1.58358225937019" calcext:value-type="float">
            <text:p>1.5835822594</text:p>
          </table:table-cell>
          <table:table-cell table:formula="of:=[.J13]/SQRT([.J13]*[.J13]-1)*[.K13]" office:value-type="float" office:value="0.00135310670499768" calcext:value-type="float">
            <text:p>0.0013531067</text:p>
          </table:table-cell>
          <table:table-cell office:value-type="float" office:value="12.789" calcext:value-type="float">
            <text:p>12.789</text:p>
          </table:table-cell>
          <table:table-cell office:value-type="float" office:value="196" calcext:value-type="float">
            <text:p>196</text:p>
          </table:table-cell>
          <table:table-cell table:formula="of:=SQRT([.O13])" office:value-type="float" office:value="14" calcext:value-type="float">
            <text:p>14</text:p>
          </table:table-cell>
          <table:table-cell table:formula="of:=SQRT([.O13]/[.N13])/[.J13]" office:value-type="float" office:value="2.09024162413324" calcext:value-type="float">
            <text:p>2.0902416241</text:p>
          </table:table-cell>
          <table:table-cell table:formula="of:=SQRT(([.Q13]/[.J13]*[.K13])^2+([.Q13]/2/[.O13]*[.P13])^2)" office:value-type="float" office:value="0.0746624056327132" calcext:value-type="float">
            <text:p>0.0746624056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[.$C$10]*[.G14]+[.$C$11]" office:value-type="float" office:value="457.47055368122" calcext:value-type="float">
            <text:p>457.4705536812</text:p>
          </table:table-cell>
          <table:table-cell table:formula="of:=SQRT(([.H14]*[.$D$10])^2+([.$D$11])^2)" office:value-type="float" office:value="0.599336386538886" calcext:value-type="float">
            <text:p>0.5993363865</text:p>
          </table:table-cell>
          <table:table-cell table:formula="of:=[.H14]/511+1" office:value-type="float" office:value="1.8952457019202" calcext:value-type="float">
            <text:p>1.8952457019</text:p>
          </table:table-cell>
          <table:table-cell table:formula="of:=[.I14]/511" office:value-type="float" office:value="0.00117286964097629" calcext:value-type="float">
            <text:p>0.0011728696</text:p>
          </table:table-cell>
          <table:table-cell table:formula="of:=SQRT([.J14]^2-1)" office:value-type="float" office:value="1.60995536293618" calcext:value-type="float">
            <text:p>1.6099553629</text:p>
          </table:table-cell>
          <table:table-cell table:formula="of:=[.J14]/SQRT([.J14]*[.J14]-1)*[.K14]" office:value-type="float" office:value="0.00138070669358124" calcext:value-type="float">
            <text:p>0.0013807067</text:p>
          </table:table-cell>
          <table:table-cell office:value-type="float" office:value="12.4694" calcext:value-type="float">
            <text:p>12.4694</text:p>
          </table:table-cell>
          <table:table-cell office:value-type="float" office:value="196" calcext:value-type="float">
            <text:p>196</text:p>
          </table:table-cell>
          <table:table-cell table:formula="of:=SQRT([.O14])" office:value-type="float" office:value="14" calcext:value-type="float">
            <text:p>14</text:p>
          </table:table-cell>
          <table:table-cell table:formula="of:=SQRT([.O14]/[.N14])/[.J14]" office:value-type="float" office:value="2.09189430175336" calcext:value-type="float">
            <text:p>2.0918943018</text:p>
          </table:table-cell>
          <table:table-cell table:formula="of:=SQRT(([.Q14]/[.J14]*[.K14])^2+([.Q14]/2/[.O14]*[.P14])^2)" office:value-type="float" office:value="0.0747217258891907" calcext:value-type="float">
            <text:p>0.0747217259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[.$C$10]*[.G15]+[.$C$11]" office:value-type="float" office:value="468.892159184999" calcext:value-type="float">
            <text:p>468.892159185</text:p>
          </table:table-cell>
          <table:table-cell table:formula="of:=SQRT(([.H15]*[.$D$10])^2+([.$D$11])^2)" office:value-type="float" office:value="0.614050026258654" calcext:value-type="float">
            <text:p>0.6140500263</text:p>
          </table:table-cell>
          <table:table-cell table:formula="of:=[.H15]/511+1" office:value-type="float" office:value="1.91759718040117" calcext:value-type="float">
            <text:p>1.9175971804</text:p>
          </table:table-cell>
          <table:table-cell table:formula="of:=[.I15]/511" office:value-type="float" office:value="0.00120166345647486" calcext:value-type="float">
            <text:p>0.0012016635</text:p>
          </table:table-cell>
          <table:table-cell table:formula="of:=SQRT([.J15]^2-1)" office:value-type="float" office:value="1.63620871110092" calcext:value-type="float">
            <text:p>1.6362087111</text:p>
          </table:table-cell>
          <table:table-cell table:formula="of:=[.J15]/SQRT([.J15]*[.J15]-1)*[.K15]" office:value-type="float" office:value="0.00140832061355845" calcext:value-type="float">
            <text:p>0.0014083206</text:p>
          </table:table-cell>
          <table:table-cell office:value-type="float" office:value="12.1378" calcext:value-type="float">
            <text:p>12.1378</text:p>
          </table:table-cell>
          <table:table-cell office:value-type="float" office:value="186" calcext:value-type="float">
            <text:p>186</text:p>
          </table:table-cell>
          <table:table-cell table:formula="of:=SQRT([.O15])" office:value-type="float" office:value="13.6381816969859" calcext:value-type="float">
            <text:p>13.638181697</text:p>
          </table:table-cell>
          <table:table-cell table:formula="of:=SQRT([.O15]/[.N15])/[.J15]" office:value-type="float" office:value="2.0414046565653" calcext:value-type="float">
            <text:p>2.0414046566</text:p>
          </table:table-cell>
          <table:table-cell table:formula="of:=SQRT(([.Q15]/[.J15]*[.K15])^2+([.Q15]/2/[.O15]*[.P15])^2)" office:value-type="float" office:value="0.074852457999403" calcext:value-type="float">
            <text:p>0.074852458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[.$C$10]*[.G16]+[.$C$11]" office:value-type="float" office:value="480.313764688779" calcext:value-type="float">
            <text:p>480.3137646888</text:p>
          </table:table-cell>
          <table:table-cell table:formula="of:=SQRT(([.H16]*[.$D$10])^2+([.$D$11])^2)" office:value-type="float" office:value="0.62876944198791" calcext:value-type="float">
            <text:p>0.628769442</text:p>
          </table:table-cell>
          <table:table-cell table:formula="of:=[.H16]/511+1" office:value-type="float" office:value="1.93994865888215" calcext:value-type="float">
            <text:p>1.9399486589</text:p>
          </table:table-cell>
          <table:table-cell table:formula="of:=[.I16]/511" office:value-type="float" office:value="0.00123046857531881" calcext:value-type="float">
            <text:p>0.0012304686</text:p>
          </table:table-cell>
          <table:table-cell table:formula="of:=SQRT([.J16]^2-1)" office:value-type="float" office:value="1.66234797774072" calcext:value-type="float">
            <text:p>1.6623479777</text:p>
          </table:table-cell>
          <table:table-cell table:formula="of:=[.J16]/SQRT([.J16]*[.J16]-1)*[.K16]" office:value-type="float" office:value="0.00143594836607589" calcext:value-type="float">
            <text:p>0.0014359484</text:p>
          </table:table-cell>
          <table:table-cell office:value-type="float" office:value="11.7939" calcext:value-type="float">
            <text:p>11.7939</text:p>
          </table:table-cell>
          <table:table-cell office:value-type="float" office:value="171" calcext:value-type="float">
            <text:p>171</text:p>
          </table:table-cell>
          <table:table-cell table:formula="of:=SQRT([.O16])" office:value-type="float" office:value="13.076696830622" calcext:value-type="float">
            <text:p>13.0766968306</text:p>
          </table:table-cell>
          <table:table-cell table:formula="of:=SQRT([.O16]/[.N16])/[.J16]" office:value-type="float" office:value="1.96281377980532" calcext:value-type="float">
            <text:p>1.9628137798</text:p>
          </table:table-cell>
          <table:table-cell table:formula="of:=SQRT(([.Q16]/[.J16]*[.K16])^2+([.Q16]/2/[.O16]*[.P16])^2)" office:value-type="float" office:value="0.075060386047399" calcext:value-type="float">
            <text:p>0.075060386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[.$C$10]*[.G17]+[.$C$11]" office:value-type="float" office:value="491.735370192558" calcext:value-type="float">
            <text:p>491.7353701926</text:p>
          </table:table-cell>
          <table:table-cell table:formula="of:=SQRT(([.H17]*[.$D$10])^2+([.$D$11])^2)" office:value-type="float" office:value="0.64349423736199" calcext:value-type="float">
            <text:p>0.6434942374</text:p>
          </table:table-cell>
          <table:table-cell table:formula="of:=[.H17]/511+1" office:value-type="float" office:value="1.96230013736313" calcext:value-type="float">
            <text:p>1.9623001374</text:p>
          </table:table-cell>
          <table:table-cell table:formula="of:=[.I17]/511" office:value-type="float" office:value="0.00125928422184343" calcext:value-type="float">
            <text:p>0.0012592842</text:p>
          </table:table-cell>
          <table:table-cell table:formula="of:=SQRT([.J17]^2-1)" office:value-type="float" office:value="1.6883784614521" calcext:value-type="float">
            <text:p>1.6883784615</text:p>
          </table:table-cell>
          <table:table-cell table:formula="of:=[.J17]/SQRT([.J17]*[.J17]-1)*[.K17]" office:value-type="float" office:value="0.00146358986324506" calcext:value-type="float">
            <text:p>0.0014635899</text:p>
          </table:table-cell>
          <table:table-cell office:value-type="float" office:value="11.4371" calcext:value-type="float">
            <text:p>11.4371</text:p>
          </table:table-cell>
          <table:table-cell office:value-type="float" office:value="169" calcext:value-type="float">
            <text:p>169</text:p>
          </table:table-cell>
          <table:table-cell table:formula="of:=SQRT([.O17])" office:value-type="float" office:value="13" calcext:value-type="float">
            <text:p>13</text:p>
          </table:table-cell>
          <table:table-cell table:formula="of:=SQRT([.O17]/[.N17])/[.J17]" office:value-type="float" office:value="1.95893469819302" calcext:value-type="float">
            <text:p>1.9589346982</text:p>
          </table:table-cell>
          <table:table-cell table:formula="of:=SQRT(([.Q17]/[.J17]*[.K17])^2+([.Q17]/2/[.O17]*[.P17])^2)" office:value-type="float" office:value="0.0753541292013727" calcext:value-type="float">
            <text:p>0.0753541292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[.$C$10]*[.G18]+[.$C$11]" office:value-type="float" office:value="503.156975696338" calcext:value-type="float">
            <text:p>503.1569756963</text:p>
          </table:table-cell>
          <table:table-cell table:formula="of:=SQRT(([.H18]*[.$D$10])^2+([.$D$11])^2)" office:value-type="float" office:value="0.658224051345103" calcext:value-type="float">
            <text:p>0.6582240513</text:p>
          </table:table-cell>
          <table:table-cell table:formula="of:=[.H18]/511+1" office:value-type="float" office:value="1.9846516158441" calcext:value-type="float">
            <text:p>1.9846516158</text:p>
          </table:table-cell>
          <table:table-cell table:formula="of:=[.I18]/511" office:value-type="float" office:value="0.00128810968952075" calcext:value-type="float">
            <text:p>0.0012881097</text:p>
          </table:table-cell>
          <table:table-cell table:formula="of:=SQRT([.J18]^2-1)" office:value-type="float" office:value="1.71430511761256" calcext:value-type="float">
            <text:p>1.7143051176</text:p>
          </table:table-cell>
          <table:table-cell table:formula="of:=[.J18]/SQRT([.J18]*[.J18]-1)*[.K18]" office:value-type="float" office:value="0.00149124502425336" calcext:value-type="float">
            <text:p>0.001491245</text:p>
          </table:table-cell>
          <table:table-cell office:value-type="float" office:value="11.0671" calcext:value-type="float">
            <text:p>11.0671</text:p>
          </table:table-cell>
          <table:table-cell office:value-type="float" office:value="143" calcext:value-type="float">
            <text:p>143</text:p>
          </table:table-cell>
          <table:table-cell table:formula="of:=SQRT([.O18])" office:value-type="float" office:value="11.9582607431014" calcext:value-type="float">
            <text:p>11.9582607431</text:p>
          </table:table-cell>
          <table:table-cell table:formula="of:=SQRT([.O18]/[.N18])/[.J18]" office:value-type="float" office:value="1.81120171013808" calcext:value-type="float">
            <text:p>1.8112017101</text:p>
          </table:table-cell>
          <table:table-cell table:formula="of:=SQRT(([.Q18]/[.J18]*[.K18])^2+([.Q18]/2/[.O18]*[.P18])^2)" office:value-type="float" office:value="0.0757392711015905" calcext:value-type="float">
            <text:p>0.0757392711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[.$C$10]*[.G19]+[.$C$11]" office:value-type="float" office:value="514.578581200117" calcext:value-type="float">
            <text:p>514.5785812001</text:p>
          </table:table-cell>
          <table:table-cell table:formula="of:=SQRT(([.H19]*[.$D$10])^2+([.$D$11])^2)" office:value-type="float" office:value="0.672958554393211" calcext:value-type="float">
            <text:p>0.6729585544</text:p>
          </table:table-cell>
          <table:table-cell table:formula="of:=[.H19]/511+1" office:value-type="float" office:value="2.00700309432508" calcext:value-type="float">
            <text:p>2.0070030943</text:p>
          </table:table-cell>
          <table:table-cell table:formula="of:=[.I19]/511" office:value-type="float" office:value="0.00131694433345051" calcext:value-type="float">
            <text:p>0.0013169443</text:p>
          </table:table-cell>
          <table:table-cell table:formula="of:=SQRT([.J19]^2-1)" office:value-type="float" office:value="1.74013258708366" calcext:value-type="float">
            <text:p>1.7401325871</text:p>
          </table:table-cell>
          <table:table-cell table:formula="of:=[.J19]/SQRT([.J19]*[.J19]-1)*[.K19]" office:value-type="float" office:value="0.00151891377238026" calcext:value-type="float">
            <text:p>0.0015189138</text:p>
          </table:table-cell>
          <table:table-cell office:value-type="float" office:value="10.6834" calcext:value-type="float">
            <text:p>10.6834</text:p>
          </table:table-cell>
          <table:table-cell office:value-type="float" office:value="121" calcext:value-type="float">
            <text:p>121</text:p>
          </table:table-cell>
          <table:table-cell table:formula="of:=SQRT([.O19])" office:value-type="float" office:value="11" calcext:value-type="float">
            <text:p>11</text:p>
          </table:table-cell>
          <table:table-cell table:formula="of:=SQRT([.O19]/[.N19])/[.J19]" office:value-type="float" office:value="1.67683333278465" calcext:value-type="float">
            <text:p>1.6768333328</text:p>
          </table:table-cell>
          <table:table-cell table:formula="of:=SQRT(([.Q19]/[.J19]*[.K19])^2+([.Q19]/2/[.O19]*[.P19])^2)" office:value-type="float" office:value="0.0762276383747382" calcext:value-type="float">
            <text:p>0.0762276384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$C$10]*[.G20]+[.$C$11]" office:value-type="float" office:value="526.000186703896" calcext:value-type="float">
            <text:p>526.0001867039</text:p>
          </table:table-cell>
          <table:table-cell table:formula="of:=SQRT(([.H20]*[.$D$10])^2+([.$D$11])^2)" office:value-type="float" office:value="0.687697445104755" calcext:value-type="float">
            <text:p>0.6876974451</text:p>
          </table:table-cell>
          <table:table-cell table:formula="of:=[.H20]/511+1" office:value-type="float" office:value="2.02935457280606" calcext:value-type="float">
            <text:p>2.0293545728</text:p>
          </table:table-cell>
          <table:table-cell table:formula="of:=[.I20]/511" office:value-type="float" office:value="0.00134578756380578" calcext:value-type="float">
            <text:p>0.0013457876</text:p>
          </table:table-cell>
          <table:table-cell table:formula="of:=SQRT([.J20]^2-1)" office:value-type="float" office:value="1.76586522197162" calcext:value-type="float">
            <text:p>1.765865222</text:p>
          </table:table-cell>
          <table:table-cell table:formula="of:=[.J20]/SQRT([.J20]*[.J20]-1)*[.K20]" office:value-type="float" office:value="0.00154659603272865" calcext:value-type="float">
            <text:p>0.001546596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16" calcext:value-type="float">
            <text:p>116</text:p>
          </table:table-cell>
          <table:table-cell table:formula="of:=SQRT([.O20])" office:value-type="float" office:value="10.770329614269" calcext:value-type="float">
            <text:p>10.7703296143</text:p>
          </table:table-cell>
          <table:table-cell table:formula="of:=SQRT([.O20]/[.N20])/[.J20]" office:value-type="float" office:value="1.65483285033091" calcext:value-type="float">
            <text:p>1.6548328503</text:p>
          </table:table-cell>
          <table:table-cell table:formula="of:=SQRT(([.Q20]/[.J20]*[.K20])^2+([.Q20]/2/[.O20]*[.P20])^2)" office:value-type="float" office:value="0.0768315243134569" calcext:value-type="float">
            <text:p>0.0768315243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.$C$10]*[.G21]+[.$C$11]" office:value-type="float" office:value="537.421792207676" calcext:value-type="float">
            <text:p>537.4217922077</text:p>
          </table:table-cell>
          <table:table-cell table:formula="of:=SQRT(([.H21]*[.$D$10])^2+([.$D$11])^2)" office:value-type="float" office:value="0.702440447288583" calcext:value-type="float">
            <text:p>0.7024404473</text:p>
          </table:table-cell>
          <table:table-cell table:formula="of:=[.H21]/511+1" office:value-type="float" office:value="2.05170605128704" calcext:value-type="float">
            <text:p>2.0517060513</text:p>
          </table:table-cell>
          <table:table-cell table:formula="of:=[.I21]/511" office:value-type="float" office:value="0.00137463884009507" calcext:value-type="float">
            <text:p>0.0013746388</text:p>
          </table:table-cell>
          <table:table-cell table:formula="of:=SQRT([.J21]^2-1)" office:value-type="float" office:value="1.79150710880193" calcext:value-type="float">
            <text:p>1.7915071088</text:p>
          </table:table-cell>
          <table:table-cell table:formula="of:=[.J21]/SQRT([.J21]*[.J21]-1)*[.K21]" office:value-type="float" office:value="0.00157429173052144" calcext:value-type="float">
            <text:p>0.0015742917</text:p>
          </table:table-cell>
          <table:table-cell office:value-type="float" office:value="9.87352" calcext:value-type="float">
            <text:p>9.87352</text:p>
          </table:table-cell>
          <table:table-cell office:value-type="float" office:value="101" calcext:value-type="float">
            <text:p>101</text:p>
          </table:table-cell>
          <table:table-cell table:formula="of:=SQRT([.O21])" office:value-type="float" office:value="10.0498756211209" calcext:value-type="float">
            <text:p>10.0498756211</text:p>
          </table:table-cell>
          <table:table-cell table:formula="of:=SQRT([.O21]/[.N21])/[.J21]" office:value-type="float" office:value="1.55886871915879" calcext:value-type="float">
            <text:p>1.5588687192</text:p>
          </table:table-cell>
          <table:table-cell table:formula="of:=SQRT(([.Q21]/[.J21]*[.K21])^2+([.Q21]/2/[.O21]*[.P21])^2)" office:value-type="float" office:value="0.0775636498124112" calcext:value-type="float">
            <text:p>0.0775636498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.$C$10]*[.G22]+[.$C$11]" office:value-type="float" office:value="548.843397711455" calcext:value-type="float">
            <text:p>548.8433977115</text:p>
          </table:table-cell>
          <table:table-cell table:formula="of:=SQRT(([.H22]*[.$D$10])^2+([.$D$11])^2)" office:value-type="float" office:value="0.717187307389868" calcext:value-type="float">
            <text:p>0.7171873074</text:p>
          </table:table-cell>
          <table:table-cell table:formula="of:=[.H22]/511+1" office:value-type="float" office:value="2.07405752976801" calcext:value-type="float">
            <text:p>2.0740575298</text:p>
          </table:table-cell>
          <table:table-cell table:formula="of:=[.I22]/511" office:value-type="float" office:value="0.00140349766612499" calcext:value-type="float">
            <text:p>0.0014034977</text:p>
          </table:table-cell>
          <table:table-cell table:formula="of:=SQRT([.J22]^2-1)" office:value-type="float" office:value="1.8170620894145" calcext:value-type="float">
            <text:p>1.8170620894</text:p>
          </table:table-cell>
          <table:table-cell table:formula="of:=[.J22]/SQRT([.J22]*[.J22]-1)*[.K22]" office:value-type="float" office:value="0.00160200078984441" calcext:value-type="float">
            <text:p>0.0016020008</text:p>
          </table:table-cell>
          <table:table-cell office:value-type="float" office:value="9.44652" calcext:value-type="float">
            <text:p>9.44652</text:p>
          </table:table-cell>
          <table:table-cell office:value-type="float" office:value="72" calcext:value-type="float">
            <text:p>72</text:p>
          </table:table-cell>
          <table:table-cell table:formula="of:=SQRT([.O22])" office:value-type="float" office:value="8.48528137423857" calcext:value-type="float">
            <text:p>8.4852813742</text:p>
          </table:table-cell>
          <table:table-cell table:formula="of:=SQRT([.O22]/[.N22])/[.J22]" office:value-type="float" office:value="1.3310964507591" calcext:value-type="float">
            <text:p>1.3310964508</text:p>
          </table:table-cell>
          <table:table-cell table:formula="of:=SQRT(([.Q22]/[.J22]*[.K22])^2+([.Q22]/2/[.O22]*[.P22])^2)" office:value-type="float" office:value="0.0784407823802689" calcext:value-type="float">
            <text:p>0.0784407824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.$C$10]*[.G23]+[.$C$11]" office:value-type="float" office:value="560.265003215234" calcext:value-type="float">
            <text:p>560.2650032152</text:p>
          </table:table-cell>
          <table:table-cell table:formula="of:=SQRT(([.H23]*[.$D$10])^2+([.$D$11])^2)" office:value-type="float" office:value="0.731937792224205" calcext:value-type="float">
            <text:p>0.7319377922</text:p>
          </table:table-cell>
          <table:table-cell table:formula="of:=[.H23]/511+1" office:value-type="float" office:value="2.09640900824899" calcext:value-type="float">
            <text:p>2.0964090082</text:p>
          </table:table-cell>
          <table:table-cell table:formula="of:=[.I23]/511" office:value-type="float" office:value="0.00143236358556596" calcext:value-type="float">
            <text:p>0.0014323636</text:p>
          </table:table-cell>
          <table:table-cell table:formula="of:=SQRT([.J23]^2-1)" office:value-type="float" office:value="1.84253377984435" calcext:value-type="float">
            <text:p>1.8425337798</text:p>
          </table:table-cell>
          <table:table-cell table:formula="of:=[.J23]/SQRT([.J23]*[.J23]-1)*[.K23]" office:value-type="float" office:value="0.00162972313274059" calcext:value-type="float">
            <text:p>0.0016297231</text:p>
          </table:table-cell>
          <table:table-cell office:value-type="float" office:value="9.0043" calcext:value-type="float">
            <text:p>9.0043</text:p>
          </table:table-cell>
          <table:table-cell office:value-type="float" office:value="75" calcext:value-type="float">
            <text:p>75</text:p>
          </table:table-cell>
          <table:table-cell table:formula="of:=SQRT([.O23])" office:value-type="float" office:value="8.66025403784439" calcext:value-type="float">
            <text:p>8.6602540378</text:p>
          </table:table-cell>
          <table:table-cell table:formula="of:=SQRT([.O23]/[.N23])/[.J23]" office:value-type="float" office:value="1.37666932778069" calcext:value-type="float">
            <text:p>1.3766693278</text:p>
          </table:table-cell>
          <table:table-cell table:formula="of:=SQRT(([.Q23]/[.J23]*[.K23])^2+([.Q23]/2/[.O23]*[.P23])^2)" office:value-type="float" office:value="0.0794876061387886" calcext:value-type="float">
            <text:p>0.0794876061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.$C$10]*[.G24]+[.$C$11]" office:value-type="float" office:value="571.686608719014" calcext:value-type="float">
            <text:p>571.686608719</text:p>
          </table:table-cell>
          <table:table-cell table:formula="of:=SQRT(([.H24]*[.$D$10])^2+([.$D$11])^2)" office:value-type="float" office:value="0.746691686977782" calcext:value-type="float">
            <text:p>0.746691687</text:p>
          </table:table-cell>
          <table:table-cell table:formula="of:=[.H24]/511+1" office:value-type="float" office:value="2.11876048672997" calcext:value-type="float">
            <text:p>2.1187604867</text:p>
          </table:table-cell>
          <table:table-cell table:formula="of:=[.I24]/511" office:value-type="float" office:value="0.00146123617803871" calcext:value-type="float">
            <text:p>0.0014612362</text:p>
          </table:table-cell>
          <table:table-cell table:formula="of:=SQRT([.J24]^2-1)" office:value-type="float" office:value="1.86792558741729" calcext:value-type="float">
            <text:p>1.8679255874</text:p>
          </table:table-cell>
          <table:table-cell table:formula="of:=[.J24]/SQRT([.J24]*[.J24]-1)*[.K24]" office:value-type="float" office:value="0.00165745867858124" calcext:value-type="float">
            <text:p>0.0016574587</text:p>
          </table:table-cell>
          <table:table-cell office:value-type="float" office:value="8.54645" calcext:value-type="float">
            <text:p>8.54645</text:p>
          </table:table-cell>
          <table:table-cell office:value-type="float" office:value="47" calcext:value-type="float">
            <text:p>47</text:p>
          </table:table-cell>
          <table:table-cell table:formula="of:=SQRT([.O24])" office:value-type="float" office:value="6.85565460040104" calcext:value-type="float">
            <text:p>6.8556546004</text:p>
          </table:table-cell>
          <table:table-cell table:formula="of:=SQRT([.O24]/[.N24])/[.J24]" office:value-type="float" office:value="1.10681283261958" calcext:value-type="float">
            <text:p>1.1068128326</text:p>
          </table:table-cell>
          <table:table-cell table:formula="of:=SQRT(([.Q24]/[.J24]*[.K24])^2+([.Q24]/2/[.O24]*[.P24])^2)" office:value-type="float" office:value="0.0807262312400446" calcext:value-type="float">
            <text:p>0.0807262312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$C$10]*[.G25]+[.$C$11]" office:value-type="float" office:value="583.108214222793" calcext:value-type="float">
            <text:p>583.1082142228</text:p>
          </table:table-cell>
          <table:table-cell table:formula="of:=SQRT(([.H25]*[.$D$10])^2+([.$D$11])^2)" office:value-type="float" office:value="0.761448793437993" calcext:value-type="float">
            <text:p>0.7614487934</text:p>
          </table:table-cell>
          <table:table-cell table:formula="of:=[.H25]/511+1" office:value-type="float" office:value="2.14111196521095" calcext:value-type="float">
            <text:p>2.1411119652</text:p>
          </table:table-cell>
          <table:table-cell table:formula="of:=[.I25]/511" office:value-type="float" office:value="0.00149011505565165" calcext:value-type="float">
            <text:p>0.0014901151</text:p>
          </table:table-cell>
          <table:table-cell table:formula="of:=SQRT([.J25]^2-1)" office:value-type="float" office:value="1.89324072626" calcext:value-type="float">
            <text:p>1.8932407263</text:p>
          </table:table-cell>
          <table:table-cell table:formula="of:=[.J25]/SQRT([.J25]*[.J25]-1)*[.K25]" office:value-type="float" office:value="0.00168520734365323" calcext:value-type="float">
            <text:p>0.0016852073</text:p>
          </table:table-cell>
          <table:table-cell office:value-type="float" office:value="8.07261" calcext:value-type="float">
            <text:p>8.07261</text:p>
          </table:table-cell>
          <table:table-cell office:value-type="float" office:value="49" calcext:value-type="float">
            <text:p>49</text:p>
          </table:table-cell>
          <table:table-cell table:formula="of:=SQRT([.O25])" office:value-type="float" office:value="7" calcext:value-type="float">
            <text:p>7</text:p>
          </table:table-cell>
          <table:table-cell table:formula="of:=SQRT([.O25]/[.N25])/[.J25]" office:value-type="float" office:value="1.15067234576576" calcext:value-type="float">
            <text:p>1.1506723458</text:p>
          </table:table-cell>
          <table:table-cell table:formula="of:=SQRT(([.Q25]/[.J25]*[.K25])^2+([.Q25]/2/[.O25]*[.P25])^2)" office:value-type="float" office:value="0.0821947830587534" calcext:value-type="float">
            <text:p>0.0821947831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.$C$10]*[.G26]+[.$C$11]" office:value-type="float" office:value="594.529819726572" calcext:value-type="float">
            <text:p>594.5298197266</text:p>
          </table:table-cell>
          <table:table-cell table:formula="of:=SQRT(([.H26]*[.$D$10])^2+([.$D$11])^2)" office:value-type="float" office:value="0.776208928424168" calcext:value-type="float">
            <text:p>0.7762089284</text:p>
          </table:table-cell>
          <table:table-cell table:formula="of:=[.H26]/511+1" office:value-type="float" office:value="2.16346344369192" calcext:value-type="float">
            <text:p>2.1634634437</text:p>
          </table:table-cell>
          <table:table-cell table:formula="of:=[.I26]/511" office:value-type="float" office:value="0.00151899985992988" calcext:value-type="float">
            <text:p>0.0015189999</text:p>
          </table:table-cell>
          <table:table-cell table:formula="of:=SQRT([.J26]^2-1)" office:value-type="float" office:value="1.91848223139838" calcext:value-type="float">
            <text:p>1.9184822314</text:p>
          </table:table-cell>
          <table:table-cell table:formula="of:=[.J26]/SQRT([.J26]*[.J26]-1)*[.K26]" office:value-type="float" office:value="0.00171296904091526" calcext:value-type="float">
            <text:p>0.001712969</text:p>
          </table:table-cell>
          <table:table-cell office:value-type="float" office:value="7.58239" calcext:value-type="float">
            <text:p>7.58239</text:p>
          </table:table-cell>
          <table:table-cell office:value-type="float" office:value="41" calcext:value-type="float">
            <text:p>41</text:p>
          </table:table-cell>
          <table:table-cell table:formula="of:=SQRT([.O26])" office:value-type="float" office:value="6.40312423743285" calcext:value-type="float">
            <text:p>6.4031242374</text:p>
          </table:table-cell>
          <table:table-cell table:formula="of:=SQRT([.O26]/[.N26])/[.J26]" office:value-type="float" office:value="1.07482883210859" calcext:value-type="float">
            <text:p>1.0748288321</text:p>
          </table:table-cell>
          <table:table-cell table:formula="of:=SQRT(([.Q26]/[.J26]*[.K26])^2+([.Q26]/2/[.O26]*[.P26])^2)" office:value-type="float" office:value="0.0839334236963791" calcext:value-type="float">
            <text:p>0.0839334237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.$C$10]*[.G27]+[.$C$11]" office:value-type="float" office:value="605.951425230352" calcext:value-type="float">
            <text:p>605.9514252304</text:p>
          </table:table-cell>
          <table:table-cell table:formula="of:=SQRT(([.H27]*[.$D$10])^2+([.$D$11])^2)" office:value-type="float" office:value="0.790971922392561" calcext:value-type="float">
            <text:p>0.7909719224</text:p>
          </table:table-cell>
          <table:table-cell table:formula="of:=[.H27]/511+1" office:value-type="float" office:value="2.1858149221729" calcext:value-type="float">
            <text:p>2.1858149222</text:p>
          </table:table-cell>
          <table:table-cell table:formula="of:=[.I27]/511" office:value-type="float" office:value="0.00154789025908525" calcext:value-type="float">
            <text:p>0.0015478903</text:p>
          </table:table-cell>
          <table:table-cell table:formula="of:=SQRT([.J27]^2-1)" office:value-type="float" office:value="1.94365297159594" calcext:value-type="float">
            <text:p>1.9436529716</text:p>
          </table:table-cell>
          <table:table-cell table:formula="of:=[.J27]/SQRT([.J27]*[.J27]-1)*[.K27]" office:value-type="float" office:value="0.00174074367988463" calcext:value-type="float">
            <text:p>0.0017407437</text:p>
          </table:table-cell>
          <table:table-cell office:value-type="float" office:value="7.07541" calcext:value-type="float">
            <text:p>7.07541</text:p>
          </table:table-cell>
          <table:table-cell office:value-type="float" office:value="35" calcext:value-type="float">
            <text:p>35</text:p>
          </table:table-cell>
          <table:table-cell table:formula="of:=SQRT([.O27])" office:value-type="float" office:value="5.91607978309962" calcext:value-type="float">
            <text:p>5.9160797831</text:p>
          </table:table-cell>
          <table:table-cell table:formula="of:=SQRT([.O27]/[.N27])/[.J27]" office:value-type="float" office:value="1.01752439496952" calcext:value-type="float">
            <text:p>1.017524395</text:p>
          </table:table-cell>
          <table:table-cell table:formula="of:=SQRT(([.Q27]/[.J27]*[.K27])^2+([.Q27]/2/[.O27]*[.P27])^2)" office:value-type="float" office:value="0.0859995259034738" calcext:value-type="float">
            <text:p>0.0859995259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.$C$10]*[.G28]+[.$C$11]" office:value-type="float" office:value="617.373030734131" calcext:value-type="float">
            <text:p>617.3730307341</text:p>
          </table:table-cell>
          <table:table-cell table:formula="of:=SQRT(([.H28]*[.$D$10])^2+([.$D$11])^2)" office:value-type="float" office:value="0.805737618193504" calcext:value-type="float">
            <text:p>0.8057376182</text:p>
          </table:table-cell>
          <table:table-cell table:formula="of:=[.H28]/511+1" office:value-type="float" office:value="2.20816640065388" calcext:value-type="float">
            <text:p>2.2081664007</text:p>
          </table:table-cell>
          <table:table-cell table:formula="of:=[.I28]/511" office:value-type="float" office:value="0.00157678594558416" calcext:value-type="float">
            <text:p>0.0015767859</text:p>
          </table:table-cell>
          <table:table-cell table:formula="of:=SQRT([.J28]^2-1)" office:value-type="float" office:value="1.96875566106531" calcext:value-type="float">
            <text:p>1.9687556611</text:p>
          </table:table-cell>
          <table:table-cell table:formula="of:=[.J28]/SQRT([.J28]*[.J28]-1)*[.K28]" office:value-type="float" office:value="0.00176853116662438" calcext:value-type="float">
            <text:p>0.0017685312</text:p>
          </table:table-cell>
          <table:table-cell office:value-type="float" office:value="6.55131" calcext:value-type="float">
            <text:p>6.55131</text:p>
          </table:table-cell>
          <table:table-cell office:value-type="float" office:value="25" calcext:value-type="float">
            <text:p>25</text:p>
          </table:table-cell>
          <table:table-cell table:formula="of:=SQRT([.O28])" office:value-type="float" office:value="5" calcext:value-type="float">
            <text:p>5</text:p>
          </table:table-cell>
          <table:table-cell table:formula="of:=SQRT([.O28]/[.N28])/[.J28]" office:value-type="float" office:value="0.884655398011084" calcext:value-type="float">
            <text:p>0.884655398</text:p>
          </table:table-cell>
          <table:table-cell table:formula="of:=SQRT(([.Q28]/[.J28]*[.K28])^2+([.Q28]/2/[.O28]*[.P28])^2)" office:value-type="float" office:value="0.0884677951850605" calcext:value-type="float">
            <text:p>0.0884677952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.$C$10]*[.G29]+[.$C$11]" office:value-type="float" office:value="628.794636237911" calcext:value-type="float">
            <text:p>628.7946362379</text:p>
          </table:table-cell>
          <table:table-cell table:formula="of:=SQRT(([.H29]*[.$D$10])^2+([.$D$11])^2)" office:value-type="float" office:value="0.820505869961736" calcext:value-type="float">
            <text:p>0.82050587</text:p>
          </table:table-cell>
          <table:table-cell table:formula="of:=[.H29]/511+1" office:value-type="float" office:value="2.23051787913485" calcext:value-type="float">
            <text:p>2.2305178791</text:p>
          </table:table-cell>
          <table:table-cell table:formula="of:=[.I29]/511" office:value-type="float" office:value="0.001605686633976" calcext:value-type="float">
            <text:p>0.0016056866</text:p>
          </table:table-cell>
          <table:table-cell table:formula="of:=SQRT([.J29]^2-1)" office:value-type="float" office:value="1.99379287016988" calcext:value-type="float">
            <text:p>1.9937928702</text:p>
          </table:table-cell>
          <table:table-cell table:formula="of:=[.J29]/SQRT([.J29]*[.J29]-1)*[.K29]" office:value-type="float" office:value="0.00179633140380634" calcext:value-type="float">
            <text:p>0.0017963314</text:p>
          </table:table-cell>
          <table:table-cell office:value-type="float" office:value="6.0097" calcext:value-type="float">
            <text:p>6.0097</text:p>
          </table:table-cell>
          <table:table-cell office:value-type="float" office:value="20" calcext:value-type="float">
            <text:p>20</text:p>
          </table:table-cell>
          <table:table-cell table:formula="of:=SQRT([.O29])" office:value-type="float" office:value="4.47213595499958" calcext:value-type="float">
            <text:p>4.472135955</text:p>
          </table:table-cell>
          <table:table-cell table:formula="of:=SQRT([.O29]/[.N29])/[.J29]" office:value-type="float" office:value="0.817867390538841" calcext:value-type="float">
            <text:p>0.8178673905</text:p>
          </table:table-cell>
          <table:table-cell table:formula="of:=SQRT(([.Q29]/[.J29]*[.K29])^2+([.Q29]/2/[.O29]*[.P29])^2)" office:value-type="float" office:value="0.0914422495029575" calcext:value-type="float">
            <text:p>0.0914422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7:54:59.812690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5-12-26T18:10:28.175325718</dc:date>
    <meta:editing-duration>PT41M37S</meta:editing-duration>
    <meta:editing-cycles>3</meta:editing-cycles>
    <meta:generator>LibreOffice/4.4.7.2$Linux_X86_64 LibreOffice_project/40m0$Build-2</meta:generator>
    <meta:document-statistic meta:table-count="1" meta:cell-count="375" meta:object-count="0"/>
  </office:meta>
</office:document-meta>
</file>